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table:formula="of:=[.B1]+[.B2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2]+[.B3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3]+[.B4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4]+[.B5]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5]+[.B6]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6]+[.B7]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7]+[.B8]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8]+[.B9]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9]+[.B10]"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23/11/2019</text:date>, <text:time>17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 Klafas</meta:initial-creator>
    <meta:creation-date>2019-11-23T16:09:54</meta:creation-date>
    <dc:date>2019-11-23T17:02:19</dc:date>
    <dc:creator>Con Klafas</dc:creator>
    <meta:editing-duration>PT3M27S</meta:editing-duration>
    <meta:editing-cycles>1</meta:editing-cycles>
    <meta:generator>OpenOffice/4.1.7$Unix OpenOffice.org_project/417m1$Build-9800</meta:generator>
    <meta:document-statistic meta:table-count="4" meta:cell-count="28" meta:object-count="0"/>
  </office:meta>
</office:document-meta>
</file>